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pleto" table:style-name="ta1">
        <table:shapes>
          <draw:frame draw:z-index="0" draw:style-name="gr1" draw:text-style-name="P1" svg:width="159.99mm" svg:height="89.99mm" svg:x="189.95mm" svg:y="94.77mm">
            <loext:p draw:notify-on-update-of-ranges="completo.D16:completo.D16 completo.D17:completo.D33 completo.G16:completo.G16 completo.G17:completo.G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0.17mm" svg:height="90.05mm" svg:x="190.44mm" svg:y="1.07mm">
            <loext:p draw:notify-on-update-of-ranges="completo.D16:completo.D16 completo.D17:completo.D24 completo.G16:completo.G16 completo.G17:completo.G2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4" table:number-rows-spanned="10">
            <text:p>{</text:p>
            <text:p>"host":"http://localhost",</text:p>
            <text:p>"port":"3001",</text:p>
            <text:p>"nbr_administrators":2,</text:p>
            <text:p>"nbr_coordinators":1,</text:p>
            <text:p>"nbr_volunteers":1000,</text:p>
            <text:p>"nbr_emergencies":1,</text:p>
            <text:p>"nbr_missions":4,</text:p>
            <text:p>"nbr_volunteerByMission":200,</text:p>
            <text:p>"nbr_threads": 100,</text:p>
            <text:p>"nbr_triesOfRequest":20,</text:p>
            <text:p>"nbr_nsSleepByFailedTryRequest":100,</text:p>
            <text:p>"nbr_simcicles":60</text:p>
            <text:p>}</text:p>
            <text:p/>
          </table:table-cell>
          <table:covered-table-cell table:number-columns-repeated="3"/>
        </table:table-row>
        <table:table-row table:style-name="ro1">
          <table:table-cell table:number-columns-repeated="3"/>
          <table:covered-table-cell table:number-columns-repeated="4"/>
        </table:table-row>
        <table:table-row table:style-name="ro1">
          <table:table-cell table:number-columns-repeated="3"/>
          <table:covered-table-cell table:number-columns-repeated="4"/>
        </table:table-row>
        <table:table-row table:style-name="ro1">
          <table:table-cell table:number-columns-repeated="3"/>
          <table:covered-table-cell table:number-columns-repeated="4"/>
        </table:table-row>
        <table:table-row table:style-name="ro1">
          <table:table-cell table:number-columns-repeated="3"/>
          <table:covered-table-cell table:number-columns-repeated="4"/>
        </table:table-row>
        <table:table-row table:style-name="ro1">
          <table:table-cell table:number-columns-repeated="3"/>
          <table:covered-table-cell table:number-columns-repeated="4"/>
        </table:table-row>
        <table:table-row table:style-name="ro1">
          <table:table-cell table:number-columns-repeated="3"/>
          <table:covered-table-cell table:number-columns-repeated="4"/>
        </table:table-row>
        <table:table-row table:style-name="ro1">
          <table:table-cell table:number-columns-repeated="3"/>
          <table:covered-table-cell table:number-columns-repeated="4"/>
        </table:table-row>
        <table:table-row table:style-name="ro1">
          <table:table-cell table:number-columns-repeated="3"/>
          <table:covered-table-cell table:number-columns-repeated="4"/>
        </table:table-row>
        <table:table-row table:style-name="ro1">
          <table:table-cell table:number-columns-repeated="3"/>
          <table:covered-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ead</text:p>
          </table:table-cell>
          <table:table-cell office:value-type="string" calcext:value-type="string">
            <text:p>Time(sec)1</text:p>
          </table:table-cell>
          <table:table-cell office:value-type="string" calcext:value-type="string">
            <text:p>Time(sec)2</text:p>
          </table:table-cell>
          <table:table-cell table:style-name="ce2" office:value-type="string" calcext:value-type="string">
            <text:p>Time(sec)prom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6.4171" calcext:value-type="float">
            <text:p>56,4171</text:p>
          </table:table-cell>
          <table:table-cell office:value-type="float" office:value="58.1617" calcext:value-type="float">
            <text:p>58,1617</text:p>
          </table:table-cell>
          <table:table-cell table:formula="of:=AVERAGE([.E17:.F17])" office:value-type="float" office:value="57.2894" calcext:value-type="float">
            <text:p>57,2894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5.9773" calcext:value-type="float">
            <text:p>35,9773</text:p>
          </table:table-cell>
          <table:table-cell office:value-type="float" office:value="37.4922" calcext:value-type="float">
            <text:p>37,4922</text:p>
          </table:table-cell>
          <table:table-cell table:formula="of:=AVERAGE([.E18:.F18])" office:value-type="float" office:value="36.73475" calcext:value-type="float">
            <text:p>36,73475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0.8118" calcext:value-type="float">
            <text:p>30,8118</text:p>
          </table:table-cell>
          <table:table-cell office:value-type="float" office:value="31.5388" calcext:value-type="float">
            <text:p>31,5388</text:p>
          </table:table-cell>
          <table:table-cell table:formula="of:=AVERAGE([.E19:.F19])" office:value-type="float" office:value="31.1753" calcext:value-type="float">
            <text:p>31,1753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2.2879" calcext:value-type="float">
            <text:p>32,2879</text:p>
          </table:table-cell>
          <table:table-cell office:value-type="float" office:value="30.3489" calcext:value-type="float">
            <text:p>30,3489</text:p>
          </table:table-cell>
          <table:table-cell table:formula="of:=AVERAGE([.E20:.F20])" office:value-type="float" office:value="31.3184" calcext:value-type="float">
            <text:p>31,3184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7.7314" calcext:value-type="float">
            <text:p>27,7314</text:p>
          </table:table-cell>
          <table:table-cell office:value-type="float" office:value="29.1119" calcext:value-type="float">
            <text:p>29,1119</text:p>
          </table:table-cell>
          <table:table-cell table:formula="of:=AVERAGE([.E21:.F21])" office:value-type="float" office:value="28.42165" calcext:value-type="float">
            <text:p>28,42165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24.3125" calcext:value-type="float">
            <text:p>24,3125</text:p>
          </table:table-cell>
          <table:table-cell office:value-type="float" office:value="24.7509" calcext:value-type="float">
            <text:p>24,7509</text:p>
          </table:table-cell>
          <table:table-cell table:formula="of:=AVERAGE([.E22:.F22])" office:value-type="float" office:value="24.5317" calcext:value-type="float">
            <text:p>24,5317</text:p>
          </table:table-cell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28.7231" calcext:value-type="float">
            <text:p>28,7231</text:p>
          </table:table-cell>
          <table:table-cell office:value-type="float" office:value="25.2085" calcext:value-type="float">
            <text:p>25,2085</text:p>
          </table:table-cell>
          <table:table-cell table:formula="of:=AVERAGE([.E23:.F23])" office:value-type="float" office:value="26.9658" calcext:value-type="float">
            <text:p>26,9658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.3991" calcext:value-type="float">
            <text:p>18,3991</text:p>
          </table:table-cell>
          <table:table-cell office:value-type="float" office:value="20.4059" calcext:value-type="float">
            <text:p>20,4059</text:p>
          </table:table-cell>
          <table:table-cell table:formula="of:=AVERAGE([.E24:.F24])" office:value-type="float" office:value="19.4025" calcext:value-type="float">
            <text:p>19,4025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17.823" calcext:value-type="float">
            <text:p>17,823</text:p>
          </table:table-cell>
          <table:table-cell office:value-type="float" office:value="24.3472" calcext:value-type="float">
            <text:p>24,3472</text:p>
          </table:table-cell>
          <table:table-cell table:formula="of:=AVERAGE([.E25:.F25])" office:value-type="float" office:value="21.0851" calcext:value-type="float">
            <text:p>21,0851</text:p>
          </table:table-cell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19.5925" calcext:value-type="float">
            <text:p>19,5925</text:p>
          </table:table-cell>
          <table:table-cell office:value-type="float" office:value="18.4697" calcext:value-type="float">
            <text:p>18,4697</text:p>
          </table:table-cell>
          <table:table-cell table:formula="of:=AVERAGE([.E26:.F26])" office:value-type="float" office:value="19.0311" calcext:value-type="float">
            <text:p>19,0311</text:p>
          </table:table-cell>
        </table:table-row>
        <table:table-row table:style-name="ro1"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17.7735" calcext:value-type="float">
            <text:p>17,7735</text:p>
          </table:table-cell>
          <table:table-cell office:value-type="float" office:value="18.661" calcext:value-type="float">
            <text:p>18,661</text:p>
          </table:table-cell>
          <table:table-cell table:formula="of:=AVERAGE([.E27:.F27])" office:value-type="float" office:value="18.21725" calcext:value-type="float">
            <text:p>18,21725</text:p>
          </table:table-cell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17.5033" calcext:value-type="float">
            <text:p>17,5033</text:p>
          </table:table-cell>
          <table:table-cell office:value-type="float" office:value="22.637" calcext:value-type="float">
            <text:p>22,637</text:p>
          </table:table-cell>
          <table:table-cell table:formula="of:=AVERAGE([.E28:.F28])" office:value-type="float" office:value="20.07015" calcext:value-type="float">
            <text:p>20,07015</text:p>
          </table:table-cell>
        </table:table-row>
        <table:table-row table:style-name="ro1">
          <table:table-cell table:number-columns-repeated="3"/>
          <table:table-cell office:value-type="float" office:value="600" calcext:value-type="float">
            <text:p>600</text:p>
          </table:table-cell>
          <table:table-cell office:value-type="float" office:value="16.3103" calcext:value-type="float">
            <text:p>16,3103</text:p>
          </table:table-cell>
          <table:table-cell office:value-type="float" office:value="16.2097" calcext:value-type="float">
            <text:p>16,2097</text:p>
          </table:table-cell>
          <table:table-cell table:formula="of:=AVERAGE([.E29:.F29])" office:value-type="float" office:value="16.26" calcext:value-type="float">
            <text:p>16,26</text:p>
          </table:table-cell>
        </table:table-row>
        <table:table-row table:style-name="ro1">
          <table:table-cell table:number-columns-repeated="3"/>
          <table:table-cell office:value-type="float" office:value="700" calcext:value-type="float">
            <text:p>700</text:p>
          </table:table-cell>
          <table:table-cell office:value-type="float" office:value="17.1051" calcext:value-type="float">
            <text:p>17,1051</text:p>
          </table:table-cell>
          <table:table-cell office:value-type="float" office:value="26.6006" calcext:value-type="float">
            <text:p>26,6006</text:p>
          </table:table-cell>
          <table:table-cell table:formula="of:=AVERAGE([.E30:.F30])" office:value-type="float" office:value="21.85285" calcext:value-type="float">
            <text:p>21,85285</text:p>
          </table:table-cell>
        </table:table-row>
        <table:table-row table:style-name="ro1">
          <table:table-cell table:number-columns-repeated="3"/>
          <table:table-cell office:value-type="float" office:value="800" calcext:value-type="float">
            <text:p>800</text:p>
          </table:table-cell>
          <table:table-cell office:value-type="float" office:value="16.5944" calcext:value-type="float">
            <text:p>16,5944</text:p>
          </table:table-cell>
          <table:table-cell office:value-type="float" office:value="19.3985" calcext:value-type="float">
            <text:p>19,3985</text:p>
          </table:table-cell>
          <table:table-cell table:formula="of:=AVERAGE([.E31:.F31])" office:value-type="float" office:value="17.99645" calcext:value-type="float">
            <text:p>17,99645</text:p>
          </table:table-cell>
        </table:table-row>
        <table:table-row table:style-name="ro1">
          <table:table-cell table:number-columns-repeated="3"/>
          <table:table-cell office:value-type="float" office:value="900" calcext:value-type="float">
            <text:p>900</text:p>
          </table:table-cell>
          <table:table-cell office:value-type="float" office:value="17.2339" calcext:value-type="float">
            <text:p>17,2339</text:p>
          </table:table-cell>
          <table:table-cell office:value-type="float" office:value="25.2626" calcext:value-type="float">
            <text:p>25,2626</text:p>
          </table:table-cell>
          <table:table-cell table:formula="of:=AVERAGE([.E32:.F32])" office:value-type="float" office:value="21.24825" calcext:value-type="float">
            <text:p>21,24825</text:p>
          </table:table-cell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17.6288" calcext:value-type="float">
            <text:p>17,6288</text:p>
          </table:table-cell>
          <table:table-cell office:value-type="float" office:value="18.0533" calcext:value-type="float">
            <text:p>18,0533</text:p>
          </table:table-cell>
          <table:table-cell table:formula="of:=AVERAGE([.E33:.F33])" office:value-type="float" office:value="17.84105" calcext:value-type="float">
            <text:p>17,84105</text:p>
          </table:table-cell>
        </table:table-row>
      </table:table>
      <table:table table:name="creacion_usuario" table:style-name="ta1">
        <table:shapes>
          <draw:frame draw:z-index="0" draw:style-name="gr1" draw:text-style-name="P1" svg:width="159.9mm" svg:height="90.05mm" svg:x="155.49mm" svg:y="9.56mm">
            <loext:p draw:notify-on-update-of-ranges="creacion_usuario.B16:creacion_usuario.B16 creacion_usuario.B17:creacion_usuario.B24 creacion_usuario.E16:creacion_usuario.E16 creacion_usuario.E17:creacion_usuario.E2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9.99mm" svg:height="89.99mm" svg:x="154.15mm" svg:y="104.06mm">
            <loext:p draw:notify-on-update-of-ranges="creacion_usuario.B16:creacion_usuario.B16 creacion_usuario.B17:creacion_usuario.B33 creacion_usuario.E16:creacion_usuario.E16 creacion_usuario.E17:creacion_usuario.E3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4" table:number-rows-spanned="10">
            <text:p>{</text:p>
            <text:p>"host":"http://localhost",</text:p>
            <text:p>"port":"3001",</text:p>
            <text:p>"nbr_administrators":2,</text:p>
            <text:p>"nbr_coordinators":1,</text:p>
            <text:p>"nbr_volunteers":1000,</text:p>
            <text:p>"nbr_emergencies":1,</text:p>
            <text:p>"nbr_missions":4,</text:p>
            <text:p>"nbr_volunteerByMission":200,</text:p>
            <text:p>"nbr_threads": 100,</text:p>
            <text:p>"nbr_triesOfRequest":20,</text:p>
            <text:p>"nbr_nsSleepByFailedTryRequest":100,</text:p>
            <text:p>"nbr_simcicles":60</text:p>
            <text:p>}</text:p>
            <text:p/>
          </table:table-cell>
          <table:covered-table-cell table:number-columns-repeated="3"/>
        </table:table-row>
        <table:table-row table:style-name="ro1">
          <table:table-cell/>
          <table:covered-table-cell table:number-columns-repeated="4"/>
        </table:table-row>
        <table:table-row table:style-name="ro1">
          <table:table-cell/>
          <table:covered-table-cell table:number-columns-repeated="4"/>
        </table:table-row>
        <table:table-row table:style-name="ro1">
          <table:table-cell/>
          <table:covered-table-cell table:number-columns-repeated="4"/>
        </table:table-row>
        <table:table-row table:style-name="ro1">
          <table:table-cell/>
          <table:covered-table-cell table:number-columns-repeated="4"/>
        </table:table-row>
        <table:table-row table:style-name="ro1">
          <table:table-cell/>
          <table:covered-table-cell table:number-columns-repeated="4"/>
        </table:table-row>
        <table:table-row table:style-name="ro1">
          <table:table-cell/>
          <table:covered-table-cell table:number-columns-repeated="4"/>
        </table:table-row>
        <table:table-row table:style-name="ro1">
          <table:table-cell/>
          <table:covered-table-cell table:number-columns-repeated="4"/>
        </table:table-row>
        <table:table-row table:style-name="ro1">
          <table:table-cell/>
          <table:covered-table-cell table:number-columns-repeated="4"/>
        </table:table-row>
        <table:table-row table:style-name="ro1">
          <table:table-cell/>
          <table:covered-table-cell table:number-columns-repeated="4"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Thread</text:p>
          </table:table-cell>
          <table:table-cell office:value-type="string" calcext:value-type="string">
            <text:p>Time(sec)1</text:p>
          </table:table-cell>
          <table:table-cell office:value-type="string" calcext:value-type="string">
            <text:p>Time(sec)2</text:p>
          </table:table-cell>
          <table:table-cell table:style-name="ce2" office:value-type="string" calcext:value-type="string">
            <text:p>Time(sec)prom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8.9986" calcext:value-type="float">
            <text:p>18,9986</text:p>
          </table:table-cell>
          <table:table-cell office:value-type="float" office:value="19.4378" calcext:value-type="float">
            <text:p>19,4378</text:p>
          </table:table-cell>
          <table:table-cell table:formula="of:=([.C17]+[.D17])/2" office:value-type="float" office:value="19.2182" calcext:value-type="float">
            <text:p>19,218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.13709" calcext:value-type="float">
            <text:p>9,13709</text:p>
          </table:table-cell>
          <table:table-cell office:value-type="float" office:value="9.51028" calcext:value-type="float">
            <text:p>9,51028</text:p>
          </table:table-cell>
          <table:table-cell table:formula="of:=([.C18]+[.D18])/2" office:value-type="float" office:value="9.323685" calcext:value-type="float">
            <text:p>9,32368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.66445" calcext:value-type="float">
            <text:p>4,66445</text:p>
          </table:table-cell>
          <table:table-cell office:value-type="float" office:value="4.6198" calcext:value-type="float">
            <text:p>4,6198</text:p>
          </table:table-cell>
          <table:table-cell table:formula="of:=([.C19]+[.D19])/2" office:value-type="float" office:value="4.642125" calcext:value-type="float">
            <text:p>4,64212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.60178" calcext:value-type="float">
            <text:p>2,60178</text:p>
          </table:table-cell>
          <table:table-cell office:value-type="float" office:value="2.88656" calcext:value-type="float">
            <text:p>2,88656</text:p>
          </table:table-cell>
          <table:table-cell table:formula="of:=([.C20]+[.D20])/2" office:value-type="float" office:value="2.74417" calcext:value-type="float">
            <text:p>2,74417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.72535" calcext:value-type="float">
            <text:p>1,72535</text:p>
          </table:table-cell>
          <table:table-cell office:value-type="float" office:value="1.87939" calcext:value-type="float">
            <text:p>1,87939</text:p>
          </table:table-cell>
          <table:table-cell table:formula="of:=([.C21]+[.D21])/2" office:value-type="float" office:value="1.80237" calcext:value-type="float">
            <text:p>1,80237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.48887" calcext:value-type="float">
            <text:p>1,48887</text:p>
          </table:table-cell>
          <table:table-cell office:value-type="float" office:value="1.41808" calcext:value-type="float">
            <text:p>1,41808</text:p>
          </table:table-cell>
          <table:table-cell table:formula="of:=([.C22]+[.D22])/2" office:value-type="float" office:value="1.453475" calcext:value-type="float">
            <text:p>1,453475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.42483" calcext:value-type="float">
            <text:p>1,42483</text:p>
          </table:table-cell>
          <table:table-cell office:value-type="float" office:value="1.53659" calcext:value-type="float">
            <text:p>1,53659</text:p>
          </table:table-cell>
          <table:table-cell table:formula="of:=([.C23]+[.D23])/2" office:value-type="float" office:value="1.48071" calcext:value-type="float">
            <text:p>1,48071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.44742" calcext:value-type="float">
            <text:p>1,44742</text:p>
          </table:table-cell>
          <table:table-cell office:value-type="float" office:value="1.34971" calcext:value-type="float">
            <text:p>1,34971</text:p>
          </table:table-cell>
          <table:table-cell table:formula="of:=([.C24]+[.D24])/2" office:value-type="float" office:value="1.398565" calcext:value-type="float">
            <text:p>1,398565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1.36763" calcext:value-type="float">
            <text:p>1,36763</text:p>
          </table:table-cell>
          <table:table-cell office:value-type="float" office:value="3.0373" calcext:value-type="float">
            <text:p>3,0373</text:p>
          </table:table-cell>
          <table:table-cell table:formula="of:=([.C25]+[.D25])/2" office:value-type="float" office:value="2.202465" calcext:value-type="float">
            <text:p>2,202465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2.13651" calcext:value-type="float">
            <text:p>2,13651</text:p>
          </table:table-cell>
          <table:table-cell office:value-type="float" office:value="2.18766" calcext:value-type="float">
            <text:p>2,18766</text:p>
          </table:table-cell>
          <table:table-cell table:formula="of:=([.C26]+[.D26])/2" office:value-type="float" office:value="2.162085" calcext:value-type="float">
            <text:p>2,162085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2.19473" calcext:value-type="float">
            <text:p>2,19473</text:p>
          </table:table-cell>
          <table:table-cell office:value-type="float" office:value="4.10849" calcext:value-type="float">
            <text:p>4,10849</text:p>
          </table:table-cell>
          <table:table-cell table:formula="of:=([.C27]+[.D27])/2" office:value-type="float" office:value="3.15161" calcext:value-type="float">
            <text:p>3,15161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.96162" calcext:value-type="float">
            <text:p>1,96162</text:p>
          </table:table-cell>
          <table:table-cell office:value-type="float" office:value="3.1471" calcext:value-type="float">
            <text:p>3,1471</text:p>
          </table:table-cell>
          <table:table-cell table:formula="of:=([.C28]+[.D28])/2" office:value-type="float" office:value="2.55436" calcext:value-type="float">
            <text:p>2,55436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2.17154" calcext:value-type="float">
            <text:p>2,17154</text:p>
          </table:table-cell>
          <table:table-cell office:value-type="float" office:value="3.44956" calcext:value-type="float">
            <text:p>3,44956</text:p>
          </table:table-cell>
          <table:table-cell table:formula="of:=([.C29]+[.D29])/2" office:value-type="float" office:value="2.81055" calcext:value-type="float">
            <text:p>2,81055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4.00596" calcext:value-type="float">
            <text:p>4,00596</text:p>
          </table:table-cell>
          <table:table-cell office:value-type="float" office:value="2.00726" calcext:value-type="float">
            <text:p>2,00726</text:p>
          </table:table-cell>
          <table:table-cell table:formula="of:=([.C30]+[.D30])/2" office:value-type="float" office:value="3.00661" calcext:value-type="float">
            <text:p>3,00661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2.87577" calcext:value-type="float">
            <text:p>2,87577</text:p>
          </table:table-cell>
          <table:table-cell office:value-type="float" office:value="4.29928" calcext:value-type="float">
            <text:p>4,29928</text:p>
          </table:table-cell>
          <table:table-cell table:formula="of:=([.C31]+[.D31])/2" office:value-type="float" office:value="3.587525" calcext:value-type="float">
            <text:p>3,587525</text:p>
          </table:table-cell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1.26131" calcext:value-type="float">
            <text:p>1,26131</text:p>
          </table:table-cell>
          <table:table-cell office:value-type="float" office:value="2.92924" calcext:value-type="float">
            <text:p>2,92924</text:p>
          </table:table-cell>
          <table:table-cell table:formula="of:=([.C32]+[.D32])/2" office:value-type="float" office:value="2.095275" calcext:value-type="float">
            <text:p>2,095275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3.52342" calcext:value-type="float">
            <text:p>3,52342</text:p>
          </table:table-cell>
          <table:table-cell office:value-type="float" office:value="2.03051" calcext:value-type="float">
            <text:p>2,03051</text:p>
          </table:table-cell>
          <table:table-cell table:formula="of:=([.C33]+[.D33])/2" office:value-type="float" office:value="2.776965" calcext:value-type="float">
            <text:p>2,7769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8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12:52:02.817626588</meta:creation-date>
    <dc:date>2017-10-17T14:46:27.478528557</dc:date>
    <meta:editing-duration>PT21M59S</meta:editing-duration>
    <meta:editing-cycles>4</meta:editing-cycles>
    <meta:generator>LibreOffice/5.3.1.2$Linux_X86_64 LibreOffice_project/30m0$Build-2</meta:generator>
    <meta:document-statistic meta:table-count="2" meta:cell-count="14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81cm" svg:y="4.227cm" style:legend-expansion="high" chart:style-name="ch2"/>
        <chart:plot-area chart:style-name="ch3" table:cell-range-address="completo.D16:completo.D33 completo.G16:completo.G33" chart:data-source-has-labels="row" svg:x="0.32cm" svg:y="0.18cm" svg:width="11.741cm" svg:height="8.64cm">
          <chartooo:coordinate-region svg:x="0.941cm" svg:y="0.353cm" svg:width="10.748cm" svg:height="7.8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ompleto.G17:completo.G33" chart:label-cell-address="completo.G16:completo.G16" chart:class="chart:scatter">
            <chart:domain table:cell-range-address="completo.D17:completo.D33"/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Time(sec)prom</text:p>
                <draw:g>
                  <svg:desc>completo.G16:completo.G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ompleto.D17:completo.D33</svg:desc>
                </draw:g>
              </table:table-cell>
              <table:table-cell office:value-type="float" office:value="57.2894">
                <text:p>57.2894</text:p>
                <draw:g>
                  <svg:desc>completo.G17:completo.G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6.73475">
                <text:p>36.734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1.1753">
                <text:p>31.17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1.3184">
                <text:p>31.31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28.42165">
                <text:p>28.421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24.5317">
                <text:p>24.53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26.9658">
                <text:p>26.96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19.4025">
                <text:p>19.40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">
                <text:p>200</text:p>
              </table:table-cell>
              <table:table-cell office:value-type="float" office:value="21.0851">
                <text:p>21.08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">
                <text:p>300</text:p>
              </table:table-cell>
              <table:table-cell office:value-type="float" office:value="19.0311">
                <text:p>19.03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0">
                <text:p>400</text:p>
              </table:table-cell>
              <table:table-cell office:value-type="float" office:value="18.21725">
                <text:p>18.217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">
                <text:p>500</text:p>
              </table:table-cell>
              <table:table-cell office:value-type="float" office:value="20.07015">
                <text:p>20.070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">
                <text:p>60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">
                <text:p>700</text:p>
              </table:table-cell>
              <table:table-cell office:value-type="float" office:value="21.85285">
                <text:p>21.852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0">
                <text:p>800</text:p>
              </table:table-cell>
              <table:table-cell office:value-type="float" office:value="17.99645">
                <text:p>17.996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0">
                <text:p>900</text:p>
              </table:table-cell>
              <table:table-cell office:value-type="float" office:value="21.24825">
                <text:p>21.248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0">
                <text:p>1000</text:p>
              </table:table-cell>
              <table:table-cell office:value-type="float" office:value="17.84105">
                <text:p>17.841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8cm" svg:height="9.006cm" xlink:href=".." xlink:type="simple" chart:class="chart:scatter" chart:style-name="ch1">
        <chart:legend chart:legend-position="end" svg:x="12.399cm" svg:y="4.23cm" style:legend-expansion="high" chart:style-name="ch2"/>
        <chart:plot-area chart:style-name="ch3" table:cell-range-address="completo.D16:completo.D24 completo.G16:completo.G24" chart:data-source-has-labels="row" svg:x="0.32cm" svg:y="0.18cm" svg:width="11.759cm" svg:height="8.646cm">
          <chartooo:coordinate-region svg:x="0.941cm" svg:y="0.354cm" svg:width="10.859cm" svg:height="7.87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ompleto.G17:completo.G24" chart:label-cell-address="completo.G16:completo.G16" chart:class="chart:scatter">
            <chart:domain table:cell-range-address="completo.D17:completo.D24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Time(sec)prom</text:p>
                <draw:g>
                  <svg:desc>completo.G16:completo.G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ompleto.D17:completo.D24</svg:desc>
                </draw:g>
              </table:table-cell>
              <table:table-cell office:value-type="float" office:value="57.2894">
                <text:p>57.2894</text:p>
                <draw:g>
                  <svg:desc>completo.G17:completo.G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6.73475">
                <text:p>36.734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1.1753">
                <text:p>31.17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1.3184">
                <text:p>31.31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28.42165">
                <text:p>28.421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24.5317">
                <text:p>24.53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26.9658">
                <text:p>26.96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19.4025">
                <text:p>19.40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1cm" svg:height="9.006cm" xlink:href=".." xlink:type="simple" chart:class="chart:scatter" chart:style-name="ch1">
        <chart:legend chart:legend-position="end" svg:x="12.372cm" svg:y="4.23cm" style:legend-expansion="high" chart:style-name="ch2"/>
        <chart:plot-area chart:style-name="ch3" table:cell-range-address="creacion_usuario.B16:creacion_usuario.B24 creacion_usuario.E16:creacion_usuario.E24" chart:data-source-has-labels="row" svg:x="0.319cm" svg:y="0.18cm" svg:width="11.734cm" svg:height="8.646cm">
          <chartooo:coordinate-region svg:x="0.94cm" svg:y="0.354cm" svg:width="10.834cm" svg:height="7.87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reacion_usuario.E17:creacion_usuario.E24" chart:label-cell-address="creacion_usuario.E16:creacion_usuario.E16" chart:class="chart:scatter">
            <chart:domain table:cell-range-address="creacion_usuario.B17:creacion_usuario.B24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sec)prom</text:p>
                <draw:g>
                  <svg:desc>creacion_usuario.E16:creacion_usuario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reacion_usuario.B17:creacion_usuario.B24</svg:desc>
                </draw:g>
              </table:table-cell>
              <table:table-cell office:value-type="float" office:value="19.2182">
                <text:p>19.2182</text:p>
                <draw:g>
                  <svg:desc>creacion_usuario.E17:creacion_usuario.E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323685">
                <text:p>9.3236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.642125">
                <text:p>4.642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.74417">
                <text:p>2.744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.80237">
                <text:p>1.802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.453475">
                <text:p>1.4534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1.48071">
                <text:p>1.480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1.398565">
                <text:p>1.39856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81cm" svg:y="4.227cm" style:legend-expansion="high" chart:style-name="ch2"/>
        <chart:plot-area chart:style-name="ch3" table:cell-range-address="creacion_usuario.B16:creacion_usuario.B33 creacion_usuario.E16:creacion_usuario.E33" chart:data-source-has-labels="row" svg:x="0.32cm" svg:y="0.18cm" svg:width="11.741cm" svg:height="8.64cm">
          <chartooo:coordinate-region svg:x="0.941cm" svg:y="0.354cm" svg:width="10.748cm" svg:height="7.8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reacion_usuario.E17:creacion_usuario.E33" chart:label-cell-address="creacion_usuario.E16:creacion_usuario.E16" chart:class="chart:scatter">
            <chart:domain table:cell-range-address="creacion_usuario.B17:creacion_usuario.B33"/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sec)prom</text:p>
                <draw:g>
                  <svg:desc>creacion_usuario.E16:creacion_usuario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reacion_usuario.B17:creacion_usuario.B33</svg:desc>
                </draw:g>
              </table:table-cell>
              <table:table-cell office:value-type="float" office:value="19.2182">
                <text:p>19.2182</text:p>
                <draw:g>
                  <svg:desc>creacion_usuario.E17:creacion_usuario.E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323685">
                <text:p>9.3236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.642125">
                <text:p>4.642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.74417">
                <text:p>2.744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.80237">
                <text:p>1.802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.453475">
                <text:p>1.4534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1.48071">
                <text:p>1.480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1.398565">
                <text:p>1.3985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">
                <text:p>200</text:p>
              </table:table-cell>
              <table:table-cell office:value-type="float" office:value="2.202465">
                <text:p>2.2024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">
                <text:p>300</text:p>
              </table:table-cell>
              <table:table-cell office:value-type="float" office:value="2.162085">
                <text:p>2.1620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0">
                <text:p>400</text:p>
              </table:table-cell>
              <table:table-cell office:value-type="float" office:value="3.15161">
                <text:p>3.151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">
                <text:p>500</text:p>
              </table:table-cell>
              <table:table-cell office:value-type="float" office:value="2.55436">
                <text:p>2.554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">
                <text:p>600</text:p>
              </table:table-cell>
              <table:table-cell office:value-type="float" office:value="2.81055">
                <text:p>2.810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">
                <text:p>700</text:p>
              </table:table-cell>
              <table:table-cell office:value-type="float" office:value="3.00661">
                <text:p>3.006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0">
                <text:p>800</text:p>
              </table:table-cell>
              <table:table-cell office:value-type="float" office:value="3.587525">
                <text:p>3.5875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0">
                <text:p>900</text:p>
              </table:table-cell>
              <table:table-cell office:value-type="float" office:value="2.095275">
                <text:p>2.0952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0">
                <text:p>1000</text:p>
              </table:table-cell>
              <table:table-cell office:value-type="float" office:value="2.776965">
                <text:p>2.77696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